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1c7" officeooo:paragraph-rsid="000071c7"/>
    </style:style>
    <style:style style:name="P2" style:family="paragraph" style:parent-style-name="Standard">
      <style:text-properties officeooo:rsid="000071c7" officeooo:paragraph-rsid="0000f323"/>
    </style:style>
    <style:style style:name="P3" style:family="paragraph" style:parent-style-name="Standard">
      <style:text-properties officeooo:paragraph-rsid="0000f323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071c7" officeooo:paragraph-rsid="000071c7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fo:font-weight="bold" officeooo:rsid="000071c7" officeooo:paragraph-rsid="000071c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0071c7" officeooo:paragraph-rsid="000071c7" style:font-size-asian="14pt" style:font-weight-asian="bold" style:font-size-complex="14pt" style:font-weight-complex="bold"/>
    </style:style>
    <style:style style:name="T1" style:family="text">
      <style:text-properties officeooo:rsid="000071c7"/>
    </style:style>
    <style:style style:name="T2" style:family="text">
      <style:text-properties officeooo:rsid="0000f323"/>
    </style:style>
    <style:style style:name="T3" style:family="text">
      <style:text-properties officeooo:rsid="00010c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 <text:s/>for trello report tools <text:s/>api</text:p>
      <text:p text:style-name="P1"/>
      <text:p text:style-name="P5">Cần phải <text:s/>có key-app, <text:s/>token, username hoặc id username để có thể sử dụng api này</text:p>
      <text:p text:style-name="P1"/>
      <text:p text:style-name="P6">URL và Query</text:p>
      <text:p text:style-name="P1"/>
      <text:p text:style-name="P1"><text:tab/>GET / Home</text:p>
      <text:p text:style-name="P1"><text:tab/>GET /b Return all board </text:p>
      <text:p text:style-name="P1"><text:tab/>GET /b/{id: board} return board with id</text:p>
      <text:p text:style-name="P1"><text:tab/>GET /b/{id: board}/card<text:span text:style-name="T2">s</text:span> return all card on board </text:p>
      <text:p text:style-name="P1"><text:tab/>GET /b/{id: board}/card<text:span text:style-name="T2">s</text:span>?time=, <text:span text:style-name="T2">time</text:span> là số nguyên, <text:span text:style-name="T2">time</text:span>=1: trả về cards tự ngày hiện tại tới ngày hôm qua</text:p>
      <text:p text:style-name="P2"><text:tab/>GET /b/{id: board}/card<text:span text:style-name="T2">s</text:span>?nameList<text:span text:style-name="T2">=, trả về cards trong cái list đó</text:span></text:p>
      <text:p text:style-name="P2"><text:tab/>GET /b/{id: board}/card?due=<text:span text:style-name="T2">, due=day trả về cards còn hạn là trong vòng 24 giờ, tương tự <text:tab/>due=week và due=month</text:span></text:p>
      <text:p text:style-name="P3"><text:span text:style-name="T1"><text:tab/>GET /b/{id: board}/card?edited=, edited=day trả về cards được chỉnh sữa ngày hết hạn trong vòng 24 giờ, tương tự như due=week hoặc due=month</text:span></text:p>
      <text:p text:style-name="P3"/>
      <text:p text:style-name="P3">*<text:span text:style-name="T3">Lưu ý: Các card được lấy là các card đang hoạt động không bao gồm card đang đươc lưu trữ</text:span></text:p>
      <text:p text:style-name="P2"/>
      <text:p text:style-name="P1"/>
      <text:h text:style-name="Heading_20_1" text:outline-level="1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39:16.441742583</meta:creation-date>
    <dc:date>2019-02-25T16:00:58.913111729</dc:date>
    <meta:editing-duration>PT10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39" meta:character-count="775" meta:non-whitespace-character-count="632"/>
  </office:meta>
</office:document-meta>
</file>